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29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1495320" text:id="ct2914953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1504888" text:id="ct2915048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1493864" text:id="ct2914938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1496048" text:id="ct2914960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42136031020103777" text:style-name="L1">
        <text:list-item>
          <text:p text:style-name="P31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1"/>
        </text:list-item>
      </text:list>
      <text:p text:style-name="Standard"/>
      <text:p text:style-name="P15"/>
      <text:p text:style-name="P2"><text:change text:change-id="ct29149532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4"><text:change text:change-id="ct291504888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291493864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2"/>
      <text:p text:style-name="P23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9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0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29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29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3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8"/>
            <text:p text:style-name="P28"/>
            <text:p text:style-name="P28">also – thou / cushite / pierced</text:p>
            <text:p text:style-name="P28"/>
            <text:p text:style-name="P28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3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3">@@@</text:p>
      <text:p text:style-name="P11"><text:soft-page-break/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 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 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9"/>
      <text:p text:style-name="P21"/>
      <text:p text:style-name="P5">------------------------------------------------------------ TEMPLATE<text:change text:change-id="ct291496048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ext:soft-page-break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415869057166818329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<text:soft-page-break/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01T10:17:26.82</dc:date>
    <dc:creator>iwabuchi ken</dc:creator>
    <meta:editing-duration>P4DT3H26M8S</meta:editing-duration>
    <meta:editing-cycles>221</meta:editing-cycles>
    <meta:generator>OpenOffice/4.1.3$Win32 OpenOffice.org_project/413m1$Build-9783</meta:generator>
    <meta:document-statistic meta:table-count="15" meta:image-count="0" meta:object-count="0" meta:page-count="14" meta:paragraph-count="337" meta:word-count="1419" meta:character-count="8051"/>
  </office:meta>
</office:document-meta>
</file>